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o" fo:country="RO" fo:font-weight="bold" officeooo:rsid="02a43923" officeooo:paragraph-rsid="00006fd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o" fo:country="RO" fo:font-weight="bold" officeooo:paragraph-rsid="00006fde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ro" fo:country="RO" fo:font-weight="bold" officeooo:rsid="059bfd98" officeooo:paragraph-rsid="00006fde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o" fo:country="RO" fo:font-weight="bold" officeooo:rsid="04a10351" officeooo:paragraph-rsid="000da99b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language="ro" fo:country="RO" officeooo:paragraph-rsid="00006fde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4pt" fo:language="ro" fo:country="RO" fo:font-weight="bold" officeooo:rsid="00023ac0" officeooo:paragraph-rsid="00023ac0" style:font-size-asian="24pt" style:font-weight-asian="bold" style:font-size-complex="24pt"/>
    </style:style>
    <style:style style:name="P7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ro" fo:country="RO" fo:font-weight="bold" officeooo:paragraph-rsid="00006fde" style:font-size-asian="14pt" style:font-weight-asian="bold" style:font-size-complex="14pt"/>
    </style:style>
    <style:style style:name="P8" style:family="paragraph" style:parent-style-name="Standard">
      <style:paragraph-properties fo:margin-left="0.3937in" fo:margin-right="0in" fo:margin-top="0in" fo:margin-bottom="0in" loext:contextual-spacing="false" fo:line-height="150%" fo:text-indent="0in" style:auto-text-indent="false"/>
      <style:text-properties style:font-name="Times New Roman" fo:font-size="14pt" fo:language="ro" fo:country="RO" fo:font-weight="bold" officeooo:rsid="02a36293" officeooo:paragraph-rsid="00006fde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indent="4.6272in" style:auto-text-indent="false"/>
      <style:text-properties style:font-name="Times New Roman" fo:font-size="14pt" fo:language="ro" fo:country="RO" fo:font-weight="bold" officeooo:paragraph-rsid="000f3669" style:font-size-asian="14pt" style:font-weight-asian="bold" style:font-size-complex="14pt"/>
    </style:style>
    <style:style style:name="P10" style:family="paragraph" style:parent-style-name="Text_20_body">
      <style:text-properties officeooo:paragraph-rsid="0006137b"/>
    </style:style>
    <style:style style:name="P11" style:family="paragraph" style:parent-style-name="Text_20_body">
      <style:text-properties officeooo:rsid="000f9fcf" officeooo:paragraph-rsid="000f9fcf"/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" style:family="paragraph" style:parent-style-name="Heading_20_2">
      <style:text-properties officeooo:rsid="0009262a" officeooo:paragraph-rsid="0009262a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1">
      <style:text-properties officeooo:rsid="000449f6" officeooo:paragraph-rsid="000449f6"/>
    </style:style>
    <style:style style:name="P17" style:family="paragraph" style:parent-style-name="Heading_20_1">
      <style:text-properties officeooo:rsid="0006137b" officeooo:paragraph-rsid="0006137b"/>
    </style:style>
    <style:style style:name="T1" style:family="text">
      <style:text-properties officeooo:rsid="04a10351"/>
    </style:style>
    <style:style style:name="T2" style:family="text">
      <style:text-properties officeooo:rsid="00078b22"/>
    </style:style>
    <style:style style:name="T3" style:family="text">
      <style:text-properties officeooo:rsid="000bf629"/>
    </style:style>
    <style:style style:name="T4" style:family="text">
      <style:text-properties officeooo:rsid="0002a00b" style:font-weight-complex="bold"/>
    </style:style>
    <style:style style:name="T5" style:family="text">
      <style:text-properties officeooo:rsid="02a43923" style:font-weight-complex="bold"/>
    </style:style>
    <style:style style:name="T6" style:family="text">
      <style:text-properties officeooo:rsid="0014e0cf"/>
    </style:style>
    <style:style style:name="T7" style:family="text">
      <style:text-properties officeooo:rsid="00104a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SITATEA DIN <text:span text:style-name="T1">BUCUREȘTI</text:span></text:p>
      <text:p text:style-name="P2">FACULTATEA DE MATEMATICĂ <text:span text:style-name="T1">ȘI</text:span> INFORMATICĂ</text:p>
      <text:p text:style-name="P3">DOMENIUL DE LICENȚĂ INFORMATICĂ</text:p>
      <text:p text:style-name="P2"/>
      <text:p text:style-name="P2"/>
      <text:p text:style-name="P2"/>
      <text:p text:style-name="P2"/>
      <text:p text:style-name="P2"/>
      <text:p text:style-name="P6">REFERAT</text:p>
      <text:p text:style-name="P6">Parsarea <text:span text:style-name="T3">fișierelor</text:span> XML folosind Jav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9">STUDENT</text:p>
      <text:p text:style-name="P9"><text:span text:style-name="T6">Roșcăneanu George</text:span></text:p>
      <text:p text:style-name="P5"/>
      <text:p text:style-name="P5"/>
      <text:p text:style-name="P5"/>
      <text:p text:style-name="P4">BUCUREȘTI</text:p>
      <text:p text:style-name="P4"><text:span text:style-name="T4">Martie</text:span><text:span text:style-name="T5"> 201</text:span><text:span text:style-name="T4">8</text:span></text:p>
      <text:p text:style-name="P1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uprins</text:p>
          </text:index-title>
          <text:p text:style-name="P15"><text:a xlink:type="simple" xlink:href="#__RefHeading___Toc25866_3888526710" text:style-name="Index_20_Link" text:visited-style-name="Index_20_Link">1. Introducere<text:tab/>3</text:a></text:p>
          <text:p text:style-name="P12"><text:a xlink:type="simple" xlink:href="#__RefHeading___Toc25870_3888526710" text:style-name="Index_20_Link" text:visited-style-name="Index_20_Link">Motivația<text:tab/>3</text:a></text:p>
          <text:p text:style-name="P15"><text:a xlink:type="simple" xlink:href="#__RefHeading___Toc25868_3888526710" text:style-name="Index_20_Link" text:visited-style-name="Index_20_Link">2. Descrierea<text:tab/>3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1"><text:bookmark-start text:name="__RefHeading___Toc25866_3888526710"/><text:soft-page-break/>1. Introducere<text:bookmark-end text:name="__RefHeading___Toc25866_3888526710"/></text:h>
      <text:h text:style-name="P13" text:outline-level="2"><text:bookmark-start text:name="__RefHeading___Toc25870_3888526710"/>Motivația<text:bookmark-end text:name="__RefHeading___Toc25870_3888526710"/></text:h>
      <text:p text:style-name="P11"><text:tab/>Am ales aceasta temă deoarece am folosit personal Java pentru a parsa <text:span text:style-name="T7">un fișier </text:span>XML și mi-a plăcut funcționalitatea care a fost pusa la dispoziție din start în JDK, neavând nevoie sa adaug alte libr<text:span text:style-name="T7">ă</text:span>rii.</text:p>
      <text:p text:style-name="P11"><text:tab/><text:span text:style-name="T7">Am fost foarte mulțumit de cât de ușor a fost să definesc elementele XML pe care le doream să fie parsate, și de cât de repede reușește acest lucru.</text:span></text:p>
      <text:h text:style-name="P17" text:outline-level="1"><text:bookmark-start text:name="__RefHeading___Toc25868_3888526710"/><text:span text:style-name="T2">2. </text:span>Descrierea<text:bookmark-end text:name="__RefHeading___Toc25868_3888526710"/></text:h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3-06T23:24:11.712000000</dc:date>
    <meta:editing-duration>PT45M6S</meta:editing-duration>
    <meta:editing-cycles>21</meta:editing-cycles>
    <meta:document-statistic meta:table-count="0" meta:image-count="0" meta:object-count="0" meta:page-count="3" meta:paragraph-count="19" meta:word-count="103" meta:character-count="624" meta:non-whitespace-character-count="538"/>
  </office:meta>
</office:document-meta>
</file>